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fo:font-style="normal" style:font-style-asian="normal" style:font-style-complex="normal"/>
    </style:style>
    <style:style style:name="P8" style:family="paragraph" style:parent-style-name="Standard">
      <style:text-properties fo:background-color="#ffff00"/>
    </style:style>
    <style:style style:name="P9" style:family="paragraph" style:parent-style-name="Standard">
      <style:text-properties fo:background-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№2</text:p>
      <text:p text:style-name="P1"/>
      <text:p text:style-name="P1"/>
      <text:p text:style-name="P3">Фильтрация данных chipseq.</text:p>
      <text:p text:style-name="P3"/>
      <text:p text:style-name="Standard">файл K562_IFNg30_IRF1_rep1.fastq</text:p>
      <text:p text:style-name="P2">Исходные данные отчет FASTQC в сравнении с <text:s/>триммированными по качеству fastq_quality_trimmer (-t 28) и фильтрованными по качеству данными fastq_quality_filter (-q10 -p100).</text:p>
      <text:p text:style-name="P2">В большинстве своем все риды неплохого качества, существуют некоторые отдельные риды низкого качества, что дает <text:s/>разброс данных boxplot. Программа filter позволяет отфильтровать такие прочтения, что и было сделано. Таким образом, мы удалили 13% некачественных прочтений из исходного файла.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Команды:</text:p>
            <text:p text:style-name="Standard">fastqc nameofchipseq.fastq #создание отчета fastqc</text:p>
            <text:p text:style-name="Standard">fastq_quality_trimmer -t -q -i -o -v -Q 33 #обрезает некачетсвенные риды по заданным параметрам</text:p>
            <text:p text:style-name="Standard"># анализирует данные fastqc</text:p>
            <text:p text:style-name="Standard">fastq_quality_filter Q64 -q10 -p100 -i -o -v #фильтрация</text:p>
            <text:p text:style-name="P7">fastqc filteredfile.fastq </text:p>
          </table:table-cell>
        </table:table-row>
      </table:table>
      <text:p text:style-name="P2"/>
      <text:p text:style-name="P6"/>
      <text:p text:style-name="P2"/>
      <text:p text:style-name="P4">Картирование ридов в рефернсном геноме человека hg19.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Команды:</text:p>
            <text:p text:style-name="Standard">cat chr{?,??}.fa <text:s/>&gt; /home/chipseq2/kate/hg19.fa #сливает все файлы (хромосомы) в один(multi FASTA)</text:p>
            <text:p text:style-name="Standard">bwa index hg19.fa #индексируем multi FASTA файл</text:p>
            <text:p text:style-name="Standard">bwa mem hg19.fa filteredfile.fastq -t &gt; newfile.sam # картируем наши почищенные риды в </text:p>
            <text:p text:style-name="Standard">ls -ln hg19.fa # узнать размер файла</text:p>
            <text:p text:style-name="P8">git clone # клонировать репозиторий в github https://github.com/bioinf/biss2014-chipseq2.gi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 </meta:initial-creator>
    <meta:creation-date>2014-07-29T17:39:24</meta:creation-date>
    <dc:date>2014-07-30T10:54:42</dc:date>
    <dc:creator>BI </dc:creator>
    <meta:editing-duration>P0D</meta:editing-duration>
    <meta:editing-cycles>1</meta:editing-cycles>
    <meta:generator>LibreOffice/3.5$Linux_X86_64 LibreOffice_project/350m1$Build-2</meta:generator>
    <meta:document-statistic meta:table-count="2" meta:image-count="0" meta:object-count="0" meta:page-count="1" meta:paragraph-count="18" meta:word-count="154" meta:character-count="1219" meta:non-whitespace-character-count="1070"/>
  </office:meta>
</office:document-meta>
</file>